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e45b" officeooo:paragraph-rsid="0000e45b"/>
    </style:style>
    <style:style style:name="P2" style:family="paragraph" style:parent-style-name="Text_20_body">
      <style:paragraph-properties fo:text-align="center" style:justify-single-word="false"/>
      <style:text-properties officeooo:rsid="0000e45b" officeooo:paragraph-rsid="0000e45b"/>
    </style:style>
    <style:style style:name="P3" style:family="paragraph" style:parent-style-name="Text_20_body">
      <style:text-properties officeooo:paragraph-rsid="0000e4d5"/>
    </style:style>
    <style:style style:name="P4" style:family="paragraph" style:parent-style-name="Text_20_body">
      <style:text-properties officeooo:rsid="0000e4d5" officeooo:paragraph-rsid="0000e4d5"/>
    </style:style>
    <style:style style:name="P5" style:family="paragraph" style:parent-style-name="Text_20_body">
      <style:paragraph-properties fo:text-align="center" style:justify-single-word="false" fo:break-before="page"/>
      <style:text-properties officeooo:rsid="0000e45b" officeooo:paragraph-rsid="0000e45b"/>
    </style:style>
    <style:style style:name="P6" style:family="paragraph" style:parent-style-name="Title">
      <style:text-properties officeooo:rsid="0000e45b" officeooo:paragraph-rsid="0000e45b"/>
    </style:style>
    <style:style style:name="P7" style:family="paragraph" style:parent-style-name="Heading_20_1">
      <style:paragraph-properties fo:break-before="page"/>
      <style:text-properties style:rfc-language-tag="sr-Latn-RS" fo:language="sr" fo:script="Latn" fo:country="RS" officeooo:rsid="0000e4d5" officeooo:paragraph-rsid="0000e4d5"/>
    </style:style>
    <style:style style:name="P8" style:family="paragraph" style:parent-style-name="Subtitle">
      <style:text-properties officeooo:rsid="0000e45b" officeooo:paragraph-rsid="0000e45b"/>
    </style:style>
    <style:style style:name="P9" style:family="paragraph" style:parent-style-name="Heading_20_2">
      <style:text-properties officeooo:rsid="0000e4d5" officeooo:paragraph-rsid="0000e4d5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00e4d5"/>
    </style:style>
    <style:style style:name="T3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eart rate monitor</text:p>
      <text:p text:style-name="P1"/>
      <text:p text:style-name="P8">Hardware learning projec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ilo<text:span text:style-name="T1">š Arbanas<text:line-break/>15.10.2018. Novi Sad</text:span></text:p>
      <text:p text:style-name="P5"><text:span text:style-name="T1"/></text:p>
      <text:h text:style-name="P7" text:outline-level="1">Introduction</text:h>
      <text:p text:style-name="P4"><text:span text:style-name="T1">Purpose of this project is to get to know OP-Amp characteristics better and to get a feeling on how to choose components for a project.</text:span></text:p>
      <text:p text:style-name="P4"><text:span text:style-name="T1">The goal of this project is to make a Heartrate monitor that will count heart‘</text:span><text:span text:style-name="T3">s rate, or “beeps per minute”.</text:span></text:p>
      <text:p text:style-name="P4"><text:span text:style-name="T3">Idea is to learn about Opamps while doing this, so most of the research and testing will go into that.</text:span></text:p>
      <text:p text:style-name="P3"><text:span text:style-name="T2">In the next chapters, the theoretical foundation will be described and requirements will be set.</text:span></text:p>
      <text:h text:style-name="P9" text:outline-level="2">Theoretical foundation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0-15T17:00:02.389000000</dc:date>
    <meta:editing-duration>PT6M52S</meta:editing-duration>
    <meta:editing-cycles>2</meta:editing-cycles>
    <meta:document-statistic meta:table-count="0" meta:image-count="0" meta:object-count="0" meta:page-count="3" meta:paragraph-count="9" meta:word-count="96" meta:character-count="558" meta:non-whitespace-character-count="473"/>
  </office:meta>
</office:document-meta>
</file>